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32dfa"/>
    </style:style>
    <style:style style:name="P2" style:family="paragraph" style:parent-style-name="Preformatted_20_Text">
      <style:text-properties officeooo:rsid="00145f5f" officeooo:paragraph-rsid="00145f5f"/>
    </style:style>
    <style:style style:name="P3" style:family="paragraph" style:parent-style-name="Preformatted_20_Text">
      <style:text-properties officeooo:rsid="0017cdee" officeooo:paragraph-rsid="0017cde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f" style:font-name="ui-monospace" fo:font-size="10.5pt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f" style:font-name="ui-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github password:</text:p>
      <text:p text:style-name="Preformatted_20_Text"/>
      <text:p text:style-name="Preformatted_20_Text">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</text:p>
      <text:p text:style-name="Preformatted_20_Text"/>
      <text:p text:style-name="Preformatted_20_Text"/>
      <text:p text:style-name="Preformatted_20_Text">https://github.com/Manonmani13/JavaPractices.git</text:p>
      <text:p text:style-name="Preformatted_20_Text"/>
      <text:p text:style-name="Preformatted_20_Text"/>
      <text:p text:style-name="Preformatted_20_Text">git remote set-url origin <text:a xlink:type="simple" xlink:href="https://github.com/Manonmani13/JavaPractices.git" text:style-name="Internet_20_link" text:visited-style-name="Visited_20_Internet_20_Link">https://github.com/Manonmani13/JavaPractices.git</text:a></text:p>
      <text:p text:style-name="Preformatted_20_Text"/>
      <text:p text:style-name="Preformatted_20_Text"/>
      <text:p text:style-name="P3">github account password:uXw8ZVRwseKWUE2</text:p>
      <text:p text:style-name="Preformatted_20_Text"/>
      <text:p text:style-name="P4"><text:bookmark text:name="empty-setup-new-repo-echo"/>git add README.md</text:p>
      <text:p text:style-name="P5">git commit -m "first commit"</text:p>
      <text:p text:style-name="P5">git branch -M main</text:p>
      <text:p text:style-name="P5">git remote add origin https://github.com/Manonmani13/SQL_Practice.git</text:p>
      <text:p text:style-name="P5">git push -u origin main</text:p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3T21:41:50.001277636</dc:date>
    <meta:editing-duration>PT7H16M4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34" meta:character-count="372" meta:non-whitespace-character-count="348"/>
  </office:meta>
</office:document-meta>
</file>